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4.444cm" style:use-optimal-column-width="false"/>
    </style:style>
    <style:style style:name="co2" style:family="table-column">
      <style:table-column-properties style:column-width="8.171cm" style:use-optimal-column-width="false"/>
    </style:style>
    <style:style style:name="co3" style:family="table-column">
      <style:table-column-properties style:column-width="144.326cm" style:use-optimal-column-width="false"/>
    </style:style>
    <style:style style:name="ro1" style:family="table-row">
      <style:table-row-properties style:row-height="11.351cm" style:use-optimal-row-height="false"/>
    </style:style>
    <style:style style:name="ro2" style:family="table-row">
      <style:table-row-properties style:row-height="39.779cm" style:use-optimal-row-height="false"/>
    </style:style>
    <style:style style:name="ce1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center" fo:text-indent="0cm" fo:border="2.55pt solid #000000" style:text-autospace="none"/>
      <style:text-properties style:font-name="Alvi Nastaleeq" fo:font-size="200pt" style:font-name-asian="Liberation Serif" style:font-size-asian="200pt" style:font-name-complex="Alvi Nastaleeq" style:font-size-complex="200pt"/>
    </style:style>
    <style:style style:name="ce2" style:family="table-cell">
      <loext:graphic-properties draw:textarea-vertical-align="middle" fo:padding-top="1.27cm" fo:padding-bottom="0.635cm" fo:padding-left="0.635cm" fo:padding-right="0.635cm"/>
      <style:paragraph-properties fo:margin-left="1.524cm" fo:margin-right="1.524cm" fo:margin-top="1.524cm" fo:margin-bottom="1.524cm" fo:text-align="center" fo:text-indent="0cm" fo:border="2.55pt solid #000000" style:text-autospace="none"/>
      <style:text-properties style:font-name="Tahoma" fo:font-size="200pt" style:font-name-asian="Liberation Sans1" style:font-size-asian="200pt" style:font-name-complex="Liberation Sans1" style:font-size-complex="200pt"/>
    </style:style>
    <style:style style:name="ce3" style:family="table-cell">
      <loext:graphic-properties draw:textarea-vertical-align="middle" fo:padding-top="1.27cm" fo:padding-bottom="0.635cm" fo:padding-left="0.635cm" fo:padding-right="0.635cm"/>
      <style:paragraph-properties fo:margin-left="1.524cm" fo:margin-right="1.524cm" fo:margin-top="1.524cm" fo:margin-bottom="1.524cm" fo:text-align="center" fo:text-indent="0cm" fo:border="2.55pt solid #000000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ce4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5" style:family="table-cell">
      <loext:graphic-properties draw:textarea-vertical-align="middle" fo:padding-top="1.27cm" fo:padding-bottom="0.635cm" fo:padding-left="0.635cm" fo:padding-right="0.635cm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P1" style:family="paragraph">
      <style:paragraph-properties fo:margin-left="1.524cm" fo:margin-right="1.524cm" fo:margin-top="1.524cm" fo:margin-bottom="1.524cm" fo:text-align="center" fo:text-indent="0cm" style:text-autospace="none" style:writing-mode="rl-tb"/>
      <style:text-properties style:font-name="Alvi Nastaleeq" fo:font-size="200pt" style:font-name-asian="Liberation Serif" style:font-size-asian="200pt" style:font-name-complex="Alvi Nastaleeq" style:font-size-complex="200pt"/>
    </style:style>
    <style:style style:name="P2" style:family="paragraph">
      <style:paragraph-properties fo:margin-left="1.524cm" fo:margin-right="1.524cm" fo:margin-top="1.524cm" fo:margin-bottom="1.524cm" fo:text-align="center" fo:text-indent="0cm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P3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4" style:family="paragraph">
      <style:paragraph-properties fo:margin-left="1.524cm" fo:margin-right="1.524cm" fo:margin-top="1.524cm" fo:margin-bottom="1.524cm" fo:text-align="center" fo:text-indent="0cm" style:text-autospace="none"/>
      <style:text-properties style:font-name="Tahoma" fo:font-size="200pt" style:font-name-asian="Liberation Sans1" style:font-size-asian="200pt" style:font-name-complex="Liberation Sans1" style:font-size-complex="200pt"/>
    </style:style>
    <style:style style:name="P5" style:family="paragraph">
      <style:paragraph-properties fo:margin-left="1.524cm" fo:margin-right="1.524cm" fo:margin-top="1.524cm" fo:margin-bottom="1.524cm" fo:text-align="justify" fo:text-indent="0cm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T1" style:family="text">
      <style:text-properties style:font-name="Alvi Nastaleeq" fo:font-size="200pt" style:font-name-asian="Liberation Serif" style:font-size-asian="200pt" style:font-name-complex="Alvi Nastaleeq" style:font-size-complex="200pt"/>
    </style:style>
    <style:style style:name="T2" style:family="text">
      <style:text-properties style:font-name="Tahoma" fo:font-size="180pt" style:font-name-asian="Liberation Sans1" style:font-size-asian="180pt" style:font-name-complex="Liberation Sans1" style:font-size-complex="180pt"/>
    </style:style>
    <style:style style:name="T3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4" style:family="text">
      <style:text-properties style:font-name="Alvi Nastaleeq" fo:font-size="2pt" style:font-name-asian="Liberation Sans1" style:font-size-asian="2pt" style:font-name-complex="Alvi Nastaleeq" style:font-size-complex="2pt"/>
    </style:style>
    <style:style style:name="T5" style:family="text">
      <style:text-properties style:font-name="Tahoma" fo:font-size="200pt" style:font-name-asian="Liberation Sans1" style:font-size-asian="200pt" style:font-name-complex="Liberation Sans1" style:font-size-complex="200pt"/>
    </style:style>
    <style:style style:name="T6" style:family="text">
      <style:text-properties style:font-name="Tahoma" fo:font-size="2pt" style:font-name-asian="Liberation Sans1" style:font-size-asian="2pt" style:font-name-complex="Liberation Sans1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26.94cm" svg:height="250.024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عباس عباس عباس پانی لائو </text:span></text:p>
              </table:table-cell>
              <table:table-cell table:style-name="ce2"/>
              <table:table-cell table:style-name="ce3">
                <text:p text:style-name="P2"><text:span text:style-name="T2">Abbas Abbas Abbas pani lao </text:span></text:p>
              </table:table-cell>
            </table:table-row>
            <table:table-row table:style-name="ro2">
              <table:table-cell table:style-name="ce4">
                <text:p text:style-name="P3"><text:span text:style-name="T3">زینب یہ رو کے بولی بھیا نہ دل دکھائو</text:span><text:span text:style-name="T3"><text:line-break/></text:span><text:span text:style-name="T3">کیا دیر کا سبب ہے یہ تو ہمیں بتائو</text:span><text:span text:style-name="T3"><text:line-break/></text:span><text:span text:style-name="T3">مشکیزہ بھر کے جلدی دریا سے لوٹ آئو</text:span><text:span text:style-name="T3"><text:line-break/></text:span><text:span text:style-name="T3">بچی کی تشنگی کو تم آکے خود بجھائو</text:span><text:span text:style-name="T4"><text:line-break/></text:span><text:span text:style-name="T4"/></text:p>
              </table:table-cell>
              <table:table-cell table:style-name="ce2">
                <text:p text:style-name="P4"><text:span text:style-name="T5">1</text:span></text:p>
              </table:table-cell>
              <table:table-cell table:style-name="ce5">
                <text:p text:style-name="P5"><text:span text:style-name="T2">Zainab ye roke boli bhaiya na dil dukhao</text:span><text:span text:style-name="T2"><text:line-break/></text:span><text:span text:style-name="T2">Kya der ka sabab hai ye to hame batao</text:span><text:span text:style-name="T2"><text:line-break/></text:span><text:span text:style-name="T2">Mashkeeza bhar ke jaldi darya se laut aao</text:span><text:span text:style-name="T2"><text:line-break/></text:span><text:span text:style-name="T2">Bachi ki tashnagi ko tum aake khud bujhao</text:span><text:span text:style-name="T6"><text:line-break/></text:span><text:span text:style-name="T6"> </text:span></text:p>
              </table:table-cell>
            </table:table-row>
            <table:table-row table:style-name="ro2">
              <table:table-cell table:style-name="ce4">
                <text:p text:style-name="P3"><text:span text:style-name="T3">وہ غمزدہ یقینا یادوں میں کھو گئی ہے</text:span><text:span text:style-name="T3"><text:line-break/></text:span><text:span text:style-name="T3">بابا کو ر وتے روتے خود تھک کے سو گئی ہے</text:span><text:span text:style-name="T3"><text:line-break/></text:span><text:span text:style-name="T3">یاں تشنہ لب سکینہ بے ہوش ہو گئی ہے</text:span><text:span text:style-name="T3"><text:line-break/></text:span><text:span text:style-name="T3">پانی کا دیکے چھینٹا تم ہی اسے جگائو</text:span><text:span text:style-name="T4"><text:line-break/></text:span><text:span text:style-name="T4"/></text:p>
              </table:table-cell>
              <table:table-cell table:style-name="ce2">
                <text:p text:style-name="P4"><text:span text:style-name="T5">2</text:span></text:p>
              </table:table-cell>
              <table:table-cell table:style-name="ce5">
                <text:p text:style-name="P5"><text:span text:style-name="T2">Wo ghamzada yakeenan yaadon may kho gayi hai</text:span><text:span text:style-name="T2"><text:line-break/></text:span><text:span text:style-name="T2">Baba ko rote rote khud thak ke sogayi hai</text:span><text:span text:style-name="T2"><text:line-break/></text:span><text:span text:style-name="T2">Yan tashnalab sakina behosh ho gayi hai</text:span><text:span text:style-name="T2"><text:line-break/></text:span><text:span text:style-name="T2">Pani ka deke cheenta tum hi usay jagao</text:span><text:span text:style-name="T6"><text:line-break/></text:span><text:span text:style-name="T6"/></text:p>
              </table:table-cell>
            </table:table-row>
            <table:table-row table:style-name="ro2">
              <table:table-cell table:style-name="ce4">
                <text:p text:style-name="P3"><text:span text:style-name="T3">ہاتھوں میں خالی کوزے بچے لیئے ہوئے ہیں</text:span><text:span text:style-name="T3"><text:line-break/></text:span><text:span text:style-name="T3">گرد سکینہ دیکھو حلقہ کئے ہوئے ہیں</text:span><text:span text:style-name="T3"><text:line-break/></text:span><text:span text:style-name="T3">بچے نہ جانے کب کا پانی پئے ہوئے ہیں</text:span><text:span text:style-name="T3"><text:line-break/></text:span><text:span text:style-name="T3">بن آب مر نہ جائے پانی نہیں پلائو</text:span><text:span text:style-name="T4"><text:line-break/></text:span><text:span text:style-name="T4"/></text:p>
              </table:table-cell>
              <table:table-cell table:style-name="ce2">
                <text:p text:style-name="P4"><text:span text:style-name="T5">3</text:span></text:p>
              </table:table-cell>
              <table:table-cell table:style-name="ce5">
                <text:p text:style-name="P5"><text:span text:style-name="T2">Hathon may khaali kuze bache liye hue hai</text:span><text:span text:style-name="T2"><text:line-break/></text:span><text:span text:style-name="T2">Gird-e-Sakina dekho halqa kiye hue hain</text:span><text:span text:style-name="T2"><text:line-break/></text:span><text:span text:style-name="T2">Bache na jaane kab ka pani piye hue hain</text:span><text:span text:style-name="T2"><text:line-break/></text:span><text:span text:style-name="T2">Bin aab mar na jaaye pani unhe pilao</text:span><text:span text:style-name="T6"><text:line-break/></text:span><text:span text:style-name="T6"/></text:p>
              </table:table-cell>
            </table:table-row>
            <table:table-row table:style-name="ro2">
              <table:table-cell table:style-name="ce4">
                <text:p text:style-name="P3"><text:span text:style-name="T3">اس بے کسی پہ ہائے آتا ہے مجھ کو رونا</text:span><text:span text:style-name="T3"><text:line-break/></text:span><text:span text:style-name="T3">پرحول ہے اندھیرا اور خاک کا بچھونا</text:span><text:span text:style-name="T3"><text:line-break/></text:span><text:span text:style-name="T3">سینے پہ سونے والی کیا جانے ایسا سونا</text:span><text:span text:style-name="T3"><text:line-break/></text:span><text:span text:style-name="T3">پیاسی ہے مضطرب ہے آکر اسے سُلائو</text:span><text:span text:style-name="T4"><text:line-break/></text:span><text:span text:style-name="T4"/></text:p>
              </table:table-cell>
              <table:table-cell table:style-name="ce2">
                <text:p text:style-name="P4"><text:span text:style-name="T5">4</text:span></text:p>
              </table:table-cell>
              <table:table-cell table:style-name="ce5">
                <text:p text:style-name="P5"><text:span text:style-name="T2">is bekasi pe haaye aata hai mujko rona</text:span><text:span text:style-name="T2"><text:line-break/></text:span><text:span text:style-name="T2">Purhaul hai andhera aur khaak ka bichona</text:span><text:span text:style-name="T2"><text:line-break/></text:span><text:span text:style-name="T2">Seene pe soni wali kya jaane aise sona</text:span><text:span text:style-name="T2"><text:line-break/></text:span><text:span text:style-name="T2">Pyasi hai mustarib hai aakar usay sulao</text:span><text:span text:style-name="T6"><text:line-break/></text:span><text:span text:style-name="T6"/></text:p>
              </table:table-cell>
            </table:table-row>
            <table:table-row table:style-name="ro2">
              <table:table-cell table:style-name="ce4">
                <text:p text:style-name="P3"><text:span text:style-name="T3">کانوں میں الطش کی آواز آرہی ہے</text:span><text:span text:style-name="T3"><text:line-break/></text:span><text:span text:style-name="T3">اور اس پہ فوج اعدائ یہ ظلم ڈھا رہی ہے</text:span><text:span text:style-name="T3"><text:line-break/></text:span><text:span text:style-name="T3">ان کو دکھا دکھا کر پانی بہا رہی ہے</text:span><text:span text:style-name="T3"><text:line-break/></text:span><text:span text:style-name="T3">بچے ہیں شہہ کے پیاسے اعدائ کو یہ بتائو</text:span><text:span text:style-name="T4"><text:line-break/></text:span><text:span text:style-name="T4"/></text:p>
              </table:table-cell>
              <table:table-cell table:style-name="ce2">
                <text:p text:style-name="P4"><text:span text:style-name="T5">5</text:span></text:p>
              </table:table-cell>
              <table:table-cell table:style-name="ce5">
                <text:p text:style-name="P5"><text:span text:style-name="T2">Kanon may al-atash ki awaaz aa rahi hai</text:span><text:span text:style-name="T2"><text:line-break/></text:span><text:span text:style-name="T2">Aur uspe fauj-e-aada ye zulm dha rahi hai</text:span><text:span text:style-name="T2"><text:line-break/></text:span><text:span text:style-name="T2">Unko dikha dikha kar pani baha raha hai</text:span><text:span text:style-name="T2"><text:line-break/></text:span><text:span text:style-name="T2">Bache hai sheh ke pyase aada ko ye batao</text:span><text:span text:style-name="T6"><text:line-break/></text:span><text:span text:style-name="T6"/></text:p>
              </table:table-cell>
            </table:table-row>
            <table:table-row table:style-name="ro2">
              <table:table-cell table:style-name="ce4">
                <text:p text:style-name="P3"><text:span text:style-name="T3">الفت کی آگ دل میں پیہم لگی ہوئی ہے</text:span><text:span text:style-name="T3"><text:line-break/></text:span><text:span text:style-name="T3">روزہ تمہارا دیکھے یہ حسرت دلی ہے</text:span><text:span text:style-name="T3"><text:line-break/></text:span><text:span text:style-name="T3">زائر بنے تمہارا یہ خواہش ذکی ہے</text:span><text:span text:style-name="T3"><text:line-break/></text:span><text:span text:style-name="T3">آنکھوں کی تشنگی کو تم ہی اسے بجھائو</text:span><text:span text:style-name="T4"><text:line-break/></text:span><text:span text:style-name="T4"/></text:p>
              </table:table-cell>
              <table:table-cell table:style-name="ce2">
                <text:p text:style-name="P4"><text:span text:style-name="T5">6</text:span></text:p>
              </table:table-cell>
              <table:table-cell table:style-name="ce5">
                <text:p text:style-name="P5"><text:span text:style-name="T2">Ulfat ki aag dil may payham lagi hui hai</text:span><text:span text:style-name="T2"><text:line-break/></text:span><text:span text:style-name="T2">Rouza tumhara dekhe ye hasrat-e-dili ha</text:span><text:span text:style-name="T2"><text:line-break/></text:span><text:span text:style-name="T2">Zzaair bane tumhara ye kheahish-e-Zaki hai</text:span><text:span text:style-name="T2"><text:line-break/></text:span><text:span text:style-name="T2">Aankhon ki tashnagi ko tum hi isay bujhao</text:span><text:span text:style-name="T6"><text:line-break/></text:span><text:span text:style-name="T6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26.949cm" fo:page-height="250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6-01-27T21:49:40.421839300</dc:date>
    <meta:editing-duration>PT1H7M1S</meta:editing-duration>
    <meta:editing-cycles>20</meta:editing-cycles>
    <meta:generator>LibreOffice/25.8.4.2$Windows_X86_64 LibreOffice_project/290daaa01b999472f0c7a3890eb6a550fd74c6df</meta:generator>
    <meta:document-statistic meta:object-count="1"/>
  </office:meta>
</office:document-meta>
</file>